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utei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ZUFAL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/>
          <table:table-cell office:value-type="string" calcext:value-type="string">
            <text:p>jbaumgartner1983</text:p>
          </table:table-cell>
          <table:table-cell table:formula="of:=RAND()" office:value-type="float" office:value="0.921873733937569" calcext:value-type="float">
            <text:p>0,921873733937569</text:p>
          </table:table-cell>
          <table:table-cell table:formula="of:=CONCATENATE(&quot;&lt;li&gt;&lt;a href=&quot;&quot;https://&quot;;LOWER([.C2]);&quot;.github.io/nz/index.html&quot;&quot;&gt;&quot;;[.A2];&quot; (&quot;;LOWER([.C2]);&quot;)&lt;/a&gt;&lt;/li&gt;&quot;)" office:value-type="string" office:string-value="&lt;li&gt;&lt;a href=&quot;https://jbaumgartner1983.github.io/nz/index.html&quot;&gt;Christchurch (jbaumgartner1983)&lt;/a&gt;&lt;/li&gt;" calcext:value-type="string">
            <text:p>&lt;li&gt;&lt;a href="https://jbaumgartner1983.github.io/nz/index.html"&gt;Christchurch (jbaumgartner1983)&lt;/a&gt;&lt;/li&gt;</text:p>
          </table:table-cell>
        </table:table-row>
        <table:table-row table:style-name="ro1">
          <table:table-cell office:value-type="string" calcext:value-type="string">
            <text:p>Akaroa</text:p>
          </table:table-cell>
          <table:table-cell/>
          <table:table-cell office:value-type="string" calcext:value-type="string">
            <text:p>MaxVoit</text:p>
          </table:table-cell>
          <table:table-cell table:formula="of:=RAND()" office:value-type="float" office:value="0.0635560670150988" calcext:value-type="float">
            <text:p>0,063556067015099</text:p>
          </table:table-cell>
          <table:table-cell table:formula="of:=CONCATENATE(&quot;&lt;li&gt;&lt;a href=&quot;&quot;https://&quot;;LOWER([.C3]);&quot;.github.io/nz/index.html&quot;&quot;&gt;&quot;;[.A3];&quot; (&quot;;LOWER([.C3]);&quot;)&lt;/a&gt;&lt;/li&gt;&quot;)" office:value-type="string" office:string-value="&lt;li&gt;&lt;a href=&quot;https://maxvoit.github.io/nz/index.html&quot;&gt;Akaroa (maxvoit)&lt;/a&gt;&lt;/li&gt;" calcext:value-type="string">
            <text:p>&lt;li&gt;&lt;a href="https://maxvoit.github.io/nz/index.html"&gt;Akaroa (maxvoit)&lt;/a&gt;&lt;/li&gt;</text:p>
          </table:table-cell>
        </table:table-row>
        <table:table-row table:style-name="ro1">
          <table:table-cell office:value-type="string" calcext:value-type="string">
            <text:p>Lake Tekapo</text:p>
          </table:table-cell>
          <table:table-cell/>
          <table:table-cell office:value-type="string" calcext:value-type="string">
            <text:p>rafael-i6k</text:p>
          </table:table-cell>
          <table:table-cell table:formula="of:=RAND()" office:value-type="float" office:value="0.761946109246904" calcext:value-type="float">
            <text:p>0,761946109246904</text:p>
          </table:table-cell>
          <table:table-cell table:formula="of:=CONCATENATE(&quot;&lt;li&gt;&lt;a href=&quot;&quot;https://&quot;;LOWER([.C4]);&quot;.github.io/nz/index.html&quot;&quot;&gt;&quot;;[.A4];&quot; (&quot;;LOWER([.C4]);&quot;)&lt;/a&gt;&lt;/li&gt;&quot;)" office:value-type="string" office:string-value="&lt;li&gt;&lt;a href=&quot;https://rafael-i6k.github.io/nz/index.html&quot;&gt;Lake Tekapo (rafael-i6k)&lt;/a&gt;&lt;/li&gt;" calcext:value-type="string">
            <text:p>&lt;li&gt;&lt;a href="https://rafael-i6k.github.io/nz/index.html"&gt;Lake Tekapo (rafael-i6k)&lt;/a&gt;&lt;/li&gt;</text:p>
          </table:table-cell>
        </table:table-row>
        <table:table-row table:style-name="ro1">
          <table:table-cell office:value-type="string" calcext:value-type="string">
            <text:p>Mount Cook</text:p>
          </table:table-cell>
          <table:table-cell/>
          <table:table-cell office:value-type="string" calcext:value-type="string">
            <text:p>der-ferdi</text:p>
          </table:table-cell>
          <table:table-cell table:formula="of:=RAND()" office:value-type="float" office:value="0.266372725586177" calcext:value-type="float">
            <text:p>0,266372725586177</text:p>
          </table:table-cell>
          <table:table-cell table:formula="of:=CONCATENATE(&quot;&lt;li&gt;&lt;a href=&quot;&quot;https://&quot;;LOWER([.C5]);&quot;.github.io/nz/index.html&quot;&quot;&gt;&quot;;[.A5];&quot; (&quot;;LOWER([.C5]);&quot;)&lt;/a&gt;&lt;/li&gt;&quot;)" office:value-type="string" office:string-value="&lt;li&gt;&lt;a href=&quot;https://der-ferdi.github.io/nz/index.html&quot;&gt;Mount Cook (der-ferdi)&lt;/a&gt;&lt;/li&gt;" calcext:value-type="string">
            <text:p>&lt;li&gt;&lt;a href="https://der-ferdi.github.io/nz/index.html"&gt;Mount Cook (der-ferdi)&lt;/a&gt;&lt;/li&gt;</text:p>
          </table:table-cell>
        </table:table-row>
        <table:table-row table:style-name="ro1">
          <table:table-cell office:value-type="string" calcext:value-type="string">
            <text:p>Omarama</text:p>
          </table:table-cell>
          <table:table-cell/>
          <table:table-cell office:value-type="string" calcext:value-type="string">
            <text:p>Silja18</text:p>
          </table:table-cell>
          <table:table-cell table:formula="of:=RAND()" office:value-type="float" office:value="0.113548507569637" calcext:value-type="float">
            <text:p>0,113548507569637</text:p>
          </table:table-cell>
          <table:table-cell table:formula="of:=CONCATENATE(&quot;&lt;li&gt;&lt;a href=&quot;&quot;https://&quot;;LOWER([.C6]);&quot;.github.io/nz/index.html&quot;&quot;&gt;&quot;;[.A6];&quot; (&quot;;LOWER([.C6]);&quot;)&lt;/a&gt;&lt;/li&gt;&quot;)" office:value-type="string" office:string-value="&lt;li&gt;&lt;a href=&quot;https://silja18.github.io/nz/index.html&quot;&gt;Omarama (silja18)&lt;/a&gt;&lt;/li&gt;" calcext:value-type="string">
            <text:p>&lt;li&gt;&lt;a href="https://silja18.github.io/nz/index.html"&gt;Omarama (silja18)&lt;/a&gt;&lt;/li&gt;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/>
          <table:table-cell office:value-type="string" calcext:value-type="string">
            <text:p>marlene353</text:p>
          </table:table-cell>
          <table:table-cell table:formula="of:=RAND()" office:value-type="float" office:value="0.401706653141886" calcext:value-type="float">
            <text:p>0,401706653141886</text:p>
          </table:table-cell>
          <table:table-cell table:formula="of:=CONCATENATE(&quot;&lt;li&gt;&lt;a href=&quot;&quot;https://&quot;;LOWER([.C7]);&quot;.github.io/nz/index.html&quot;&quot;&gt;&quot;;[.A7];&quot; (&quot;;LOWER([.C7]);&quot;)&lt;/a&gt;&lt;/li&gt;&quot;)" office:value-type="string" office:string-value="&lt;li&gt;&lt;a href=&quot;https://marlene353.github.io/nz/index.html&quot;&gt;Oamaru (marlene353)&lt;/a&gt;&lt;/li&gt;" calcext:value-type="string">
            <text:p>&lt;li&gt;&lt;a href="https://marlene353.github.io/nz/index.html"&gt;Oamaru (marlene353)&lt;/a&gt;&lt;/li&gt;</text:p>
          </table:table-cell>
        </table:table-row>
        <table:table-row table:style-name="ro1">
          <table:table-cell office:value-type="string" calcext:value-type="string">
            <text:p>Moeraki Boulders</text:p>
          </table:table-cell>
          <table:table-cell/>
          <table:table-cell office:value-type="string" calcext:value-type="string">
            <text:p>anna7br</text:p>
          </table:table-cell>
          <table:table-cell table:formula="of:=RAND()" office:value-type="float" office:value="0.524000258163985" calcext:value-type="float">
            <text:p>0,524000258163985</text:p>
          </table:table-cell>
          <table:table-cell table:formula="of:=CONCATENATE(&quot;&lt;li&gt;&lt;a href=&quot;&quot;https://&quot;;LOWER([.C8]);&quot;.github.io/nz/index.html&quot;&quot;&gt;&quot;;[.A8];&quot; (&quot;;LOWER([.C8]);&quot;)&lt;/a&gt;&lt;/li&gt;&quot;)" office:value-type="string" office:string-value="&lt;li&gt;&lt;a href=&quot;https://anna7br.github.io/nz/index.html&quot;&gt;Moeraki Boulders (anna7br)&lt;/a&gt;&lt;/li&gt;" calcext:value-type="string">
            <text:p>&lt;li&gt;&lt;a href="https://anna7br.github.io/nz/index.html"&gt;Moeraki Boulders (anna7br)&lt;/a&gt;&lt;/li&gt;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/>
          <table:table-cell office:value-type="string" calcext:value-type="string">
            <text:p>AnnaKlara123</text:p>
          </table:table-cell>
          <table:table-cell table:formula="of:=RAND()" office:value-type="float" office:value="0.234862160957267" calcext:value-type="float">
            <text:p>0,234862160957267</text:p>
          </table:table-cell>
          <table:table-cell table:formula="of:=CONCATENATE(&quot;&lt;li&gt;&lt;a href=&quot;&quot;https://&quot;;LOWER([.C9]);&quot;.github.io/nz/index.html&quot;&quot;&gt;&quot;;[.A9];&quot; (&quot;;LOWER([.C9]);&quot;)&lt;/a&gt;&lt;/li&gt;&quot;)" office:value-type="string" office:string-value="&lt;li&gt;&lt;a href=&quot;https://annaklara123.github.io/nz/index.html&quot;&gt;Dunedin (annaklara123)&lt;/a&gt;&lt;/li&gt;" calcext:value-type="string">
            <text:p>&lt;li&gt;&lt;a href="https://annaklara123.github.io/nz/index.html"&gt;Dunedin (annaklara123)&lt;/a&gt;&lt;/li&gt;</text:p>
          </table:table-cell>
        </table:table-row>
        <table:table-row table:style-name="ro1">
          <table:table-cell office:value-type="string" calcext:value-type="string">
            <text:p>Taiaroa Head</text:p>
          </table:table-cell>
          <table:table-cell/>
          <table:table-cell office:value-type="string" calcext:value-type="string">
            <text:p>marcelharing</text:p>
          </table:table-cell>
          <table:table-cell table:formula="of:=RAND()" office:value-type="float" office:value="0.278024427817911" calcext:value-type="float">
            <text:p>0,278024427817911</text:p>
          </table:table-cell>
          <table:table-cell table:formula="of:=CONCATENATE(&quot;&lt;li&gt;&lt;a href=&quot;&quot;https://&quot;;LOWER([.C10]);&quot;.github.io/nz/index.html&quot;&quot;&gt;&quot;;[.A10];&quot; (&quot;;LOWER([.C10]);&quot;)&lt;/a&gt;&lt;/li&gt;&quot;)" office:value-type="string" office:string-value="&lt;li&gt;&lt;a href=&quot;https://marcelharing.github.io/nz/index.html&quot;&gt;Taiaroa Head (marcelharing)&lt;/a&gt;&lt;/li&gt;" calcext:value-type="string">
            <text:p>&lt;li&gt;&lt;a href="https://marcelharing.github.io/nz/index.html"&gt;Taiaroa Head (marcelharing)&lt;/a&gt;&lt;/li&gt;</text:p>
          </table:table-cell>
        </table:table-row>
        <table:table-row table:style-name="ro1">
          <table:table-cell office:value-type="string" calcext:value-type="string">
            <text:p>Sandfly Bay</text:p>
          </table:table-cell>
          <table:table-cell/>
          <table:table-cell office:value-type="string" calcext:value-type="string">
            <text:p>Tabernig</text:p>
          </table:table-cell>
          <table:table-cell table:formula="of:=RAND()" office:value-type="float" office:value="0.536695417044698" calcext:value-type="float">
            <text:p>0,536695417044698</text:p>
          </table:table-cell>
          <table:table-cell table:formula="of:=CONCATENATE(&quot;&lt;li&gt;&lt;a href=&quot;&quot;https://&quot;;LOWER([.C11]);&quot;.github.io/nz/index.html&quot;&quot;&gt;&quot;;[.A11];&quot; (&quot;;LOWER([.C11]);&quot;)&lt;/a&gt;&lt;/li&gt;&quot;)" office:value-type="string" office:string-value="&lt;li&gt;&lt;a href=&quot;https://tabernig.github.io/nz/index.html&quot;&gt;Sandfly Bay (tabernig)&lt;/a&gt;&lt;/li&gt;" calcext:value-type="string">
            <text:p>&lt;li&gt;&lt;a href="https://tabernig.github.io/nz/index.html"&gt;Sandfly Bay (tabernig)&lt;/a&gt;&lt;/li&gt;</text:p>
          </table:table-cell>
        </table:table-row>
        <table:table-row table:style-name="ro1">
          <table:table-cell office:value-type="string" calcext:value-type="string">
            <text:p>Doubtfull Sound</text:p>
          </table:table-cell>
          <table:table-cell/>
          <table:table-cell office:value-type="string" calcext:value-type="string">
            <text:p>annakarolinv</text:p>
          </table:table-cell>
          <table:table-cell table:formula="of:=RAND()" office:value-type="float" office:value="0.920910835721361" calcext:value-type="float">
            <text:p>0,920910835721361</text:p>
          </table:table-cell>
          <table:table-cell table:formula="of:=CONCATENATE(&quot;&lt;li&gt;&lt;a href=&quot;&quot;https://&quot;;LOWER([.C12]);&quot;.github.io/nz/index.html&quot;&quot;&gt;&quot;;[.A12];&quot; (&quot;;LOWER([.C12]);&quot;)&lt;/a&gt;&lt;/li&gt;&quot;)" office:value-type="string" office:string-value="&lt;li&gt;&lt;a href=&quot;https://annakarolinv.github.io/nz/index.html&quot;&gt;Doubtfull Sound (annakarolinv)&lt;/a&gt;&lt;/li&gt;" calcext:value-type="string">
            <text:p>&lt;li&gt;&lt;a href="https://annakarolinv.github.io/nz/index.html"&gt;Doubtfull Sound (annakarolinv)&lt;/a&gt;&lt;/li&gt;</text:p>
          </table:table-cell>
        </table:table-row>
        <table:table-row table:style-name="ro1">
          <table:table-cell office:value-type="string" calcext:value-type="string">
            <text:p>Milford Sound</text:p>
          </table:table-cell>
          <table:table-cell/>
          <table:table-cell office:value-type="string" calcext:value-type="string">
            <text:p>asboehle</text:p>
          </table:table-cell>
          <table:table-cell table:formula="of:=RAND()" office:value-type="float" office:value="0.855505105127823" calcext:value-type="float">
            <text:p>0,855505105127823</text:p>
          </table:table-cell>
          <table:table-cell table:formula="of:=CONCATENATE(&quot;&lt;li&gt;&lt;a href=&quot;&quot;https://&quot;;LOWER([.C13]);&quot;.github.io/nz/index.html&quot;&quot;&gt;&quot;;[.A13];&quot; (&quot;;LOWER([.C13]);&quot;)&lt;/a&gt;&lt;/li&gt;&quot;)" office:value-type="string" office:string-value="&lt;li&gt;&lt;a href=&quot;https://asboehle.github.io/nz/index.html&quot;&gt;Milford Sound (asboehle)&lt;/a&gt;&lt;/li&gt;" calcext:value-type="string">
            <text:p>&lt;li&gt;&lt;a href="https://asboehle.github.io/nz/index.html"&gt;Milford Sound (asboehle)&lt;/a&gt;&lt;/li&gt;</text:p>
          </table:table-cell>
        </table:table-row>
        <table:table-row table:style-name="ro1"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MarieWieschollek</text:p>
          </table:table-cell>
          <table:table-cell table:formula="of:=RAND()" office:value-type="float" office:value="0.928109990823962" calcext:value-type="float">
            <text:p>0,928109990823962</text:p>
          </table:table-cell>
          <table:table-cell table:formula="of:=CONCATENATE(&quot;&lt;li&gt;&lt;a href=&quot;&quot;https://&quot;;LOWER([.C14]);&quot;.github.io/nz/index.html&quot;&quot;&gt;&quot;;[.A14];&quot; (&quot;;LOWER([.C14]);&quot;)&lt;/a&gt;&lt;/li&gt;&quot;)" office:value-type="string" office:string-value="&lt;li&gt;&lt;a href=&quot;https://mariewieschollek.github.io/nz/index.html&quot;&gt;Queenstown (mariewieschollek)&lt;/a&gt;&lt;/li&gt;" calcext:value-type="string">
            <text:p>&lt;li&gt;&lt;a href="https://mariewieschollek.github.io/nz/index.html"&gt;Queenstown (mariewieschollek)&lt;/a&gt;&lt;/li&gt;</text:p>
          </table:table-cell>
        </table:table-row>
        <table:table-row table:style-name="ro1">
          <table:table-cell office:value-type="string" calcext:value-type="string">
            <text:p>Wanaka</text:p>
          </table:table-cell>
          <table:table-cell/>
          <table:table-cell office:value-type="string" calcext:value-type="string">
            <text:p>csnwolf</text:p>
          </table:table-cell>
          <table:table-cell table:formula="of:=RAND()" office:value-type="float" office:value="0.804305594059874" calcext:value-type="float">
            <text:p>0,804305594059874</text:p>
          </table:table-cell>
          <table:table-cell table:formula="of:=CONCATENATE(&quot;&lt;li&gt;&lt;a href=&quot;&quot;https://&quot;;LOWER([.C15]);&quot;.github.io/nz/index.html&quot;&quot;&gt;&quot;;[.A15];&quot; (&quot;;LOWER([.C15]);&quot;)&lt;/a&gt;&lt;/li&gt;&quot;)" office:value-type="string" office:string-value="&lt;li&gt;&lt;a href=&quot;https://csnwolf.github.io/nz/index.html&quot;&gt;Wanaka (csnwolf)&lt;/a&gt;&lt;/li&gt;" calcext:value-type="string">
            <text:p>&lt;li&gt;&lt;a href="https://csnwolf.github.io/nz/index.html"&gt;Wanaka (csnwolf)&lt;/a&gt;&lt;/li&gt;</text:p>
          </table:table-cell>
        </table:table-row>
        <table:table-row table:style-name="ro1">
          <table:table-cell office:value-type="string" calcext:value-type="string">
            <text:p>Haast</text:p>
          </table:table-cell>
          <table:table-cell/>
          <table:table-cell office:value-type="string" calcext:value-type="string">
            <text:p>simontrixl</text:p>
          </table:table-cell>
          <table:table-cell table:formula="of:=RAND()" office:value-type="float" office:value="0.805351010822048" calcext:value-type="float">
            <text:p>0,805351010822048</text:p>
          </table:table-cell>
          <table:table-cell table:formula="of:=CONCATENATE(&quot;&lt;li&gt;&lt;a href=&quot;&quot;https://&quot;;LOWER([.C16]);&quot;.github.io/nz/index.html&quot;&quot;&gt;&quot;;[.A16];&quot; (&quot;;LOWER([.C16]);&quot;)&lt;/a&gt;&lt;/li&gt;&quot;)" office:value-type="string" office:string-value="&lt;li&gt;&lt;a href=&quot;https://simontrixl.github.io/nz/index.html&quot;&gt;Haast (simontrixl)&lt;/a&gt;&lt;/li&gt;" calcext:value-type="string">
            <text:p>&lt;li&gt;&lt;a href="https://simontrixl.github.io/nz/index.html"&gt;Haast (simontrixl)&lt;/a&gt;&lt;/li&gt;</text:p>
          </table:table-cell>
        </table:table-row>
        <table:table-row table:style-name="ro1">
          <table:table-cell office:value-type="string" calcext:value-type="string">
            <text:p>Franz Josef Glacier</text:p>
          </table:table-cell>
          <table:table-cell/>
          <table:table-cell office:value-type="string" calcext:value-type="string">
            <text:p>lucakorosec</text:p>
          </table:table-cell>
          <table:table-cell table:formula="of:=RAND()" office:value-type="float" office:value="0.16404881282826" calcext:value-type="float">
            <text:p>0,16404881282826</text:p>
          </table:table-cell>
          <table:table-cell table:formula="of:=CONCATENATE(&quot;&lt;li&gt;&lt;a href=&quot;&quot;https://&quot;;LOWER([.C17]);&quot;.github.io/nz/index.html&quot;&quot;&gt;&quot;;[.A17];&quot; (&quot;;LOWER([.C17]);&quot;)&lt;/a&gt;&lt;/li&gt;&quot;)" office:value-type="string" office:string-value="&lt;li&gt;&lt;a href=&quot;https://lucakorosec.github.io/nz/index.html&quot;&gt;Franz Josef Glacier (lucakorosec)&lt;/a&gt;&lt;/li&gt;" calcext:value-type="string">
            <text:p>&lt;li&gt;&lt;a href="https://lucakorosec.github.io/nz/index.html"&gt;Franz Josef Glacier (lucakorosec)&lt;/a&gt;&lt;/li&gt;</text:p>
          </table:table-cell>
        </table:table-row>
        <table:table-row table:style-name="ro1">
          <table:table-cell office:value-type="string" calcext:value-type="string">
            <text:p>Pancake rocks (Punakaiki)</text:p>
          </table:table-cell>
          <table:table-cell/>
          <table:table-cell office:value-type="string" calcext:value-type="string">
            <text:p>timeastwood6020</text:p>
          </table:table-cell>
          <table:table-cell table:formula="of:=RAND()" office:value-type="float" office:value="0.700868002691736" calcext:value-type="float">
            <text:p>0,700868002691736</text:p>
          </table:table-cell>
          <table:table-cell table:formula="of:=CONCATENATE(&quot;&lt;li&gt;&lt;a href=&quot;&quot;https://&quot;;LOWER([.C18]);&quot;.github.io/nz/index.html&quot;&quot;&gt;&quot;;[.A18];&quot; (&quot;;LOWER([.C18]);&quot;)&lt;/a&gt;&lt;/li&gt;&quot;)" office:value-type="string" office:string-value="&lt;li&gt;&lt;a href=&quot;https://timeastwood6020.github.io/nz/index.html&quot;&gt;Pancake rocks (Punakaiki) (timeastwood6020)&lt;/a&gt;&lt;/li&gt;" calcext:value-type="string">
            <text:p>&lt;li&gt;&lt;a href="https://timeastwood6020.github.io/nz/index.html"&gt;Pancake rocks (Punakaiki) (timeastwood6020)&lt;/a&gt;&lt;/li&gt;</text:p>
          </table:table-cell>
        </table:table-row>
        <table:table-row table:style-name="ro1">
          <table:table-cell office:value-type="string" calcext:value-type="string">
            <text:p>Lake Rotoiti</text:p>
          </table:table-cell>
          <table:table-cell/>
          <table:table-cell office:value-type="string" calcext:value-type="string">
            <text:p>AnnaKeuschnigg</text:p>
          </table:table-cell>
          <table:table-cell table:formula="of:=RAND()" office:value-type="float" office:value="0.834409941781721" calcext:value-type="float">
            <text:p>0,834409941781721</text:p>
          </table:table-cell>
          <table:table-cell table:formula="of:=CONCATENATE(&quot;&lt;li&gt;&lt;a href=&quot;&quot;https://&quot;;LOWER([.C19]);&quot;.github.io/nz/index.html&quot;&quot;&gt;&quot;;[.A19];&quot; (&quot;;LOWER([.C19]);&quot;)&lt;/a&gt;&lt;/li&gt;&quot;)" office:value-type="string" office:string-value="&lt;li&gt;&lt;a href=&quot;https://annakeuschnigg.github.io/nz/index.html&quot;&gt;Lake Rotoiti (annakeuschnigg)&lt;/a&gt;&lt;/li&gt;" calcext:value-type="string">
            <text:p>&lt;li&gt;&lt;a href="https://annakeuschnigg.github.io/nz/index.html"&gt;Lake Rotoiti (annakeuschnigg)&lt;/a&gt;&lt;/li&gt;</text:p>
          </table:table-cell>
        </table:table-row>
        <table:table-row table:style-name="ro1">
          <table:table-cell office:value-type="string" calcext:value-type="string">
            <text:p>Abel Tasman National Park</text:p>
          </table:table-cell>
          <table:table-cell/>
          <table:table-cell office:value-type="string" calcext:value-type="string">
            <text:p>elisakuntner</text:p>
          </table:table-cell>
          <table:table-cell table:formula="of:=RAND()" office:value-type="float" office:value="0.228497478521805" calcext:value-type="float">
            <text:p>0,228497478521805</text:p>
          </table:table-cell>
          <table:table-cell table:formula="of:=CONCATENATE(&quot;&lt;li&gt;&lt;a href=&quot;&quot;https://&quot;;LOWER([.C20]);&quot;.github.io/nz/index.html&quot;&quot;&gt;&quot;;[.A20];&quot; (&quot;;LOWER([.C20]);&quot;)&lt;/a&gt;&lt;/li&gt;&quot;)" office:value-type="string" office:string-value="&lt;li&gt;&lt;a href=&quot;https://elisakuntner.github.io/nz/index.html&quot;&gt;Abel Tasman National Park (elisakuntner)&lt;/a&gt;&lt;/li&gt;" calcext:value-type="string">
            <text:p>&lt;li&gt;&lt;a href="https://elisakuntner.github.io/nz/index.html"&gt;Abel Tasman National Park (elisakuntner)&lt;/a&gt;&lt;/li&gt;</text:p>
          </table:table-cell>
        </table:table-row>
        <table:table-row table:style-name="ro1">
          <table:table-cell office:value-type="string" calcext:value-type="string">
            <text:p>Picton</text:p>
          </table:table-cell>
          <table:table-cell/>
          <table:table-cell office:value-type="string" calcext:value-type="string">
            <text:p>maximilianender</text:p>
          </table:table-cell>
          <table:table-cell table:formula="of:=RAND()" office:value-type="float" office:value="0.180664957947792" calcext:value-type="float">
            <text:p>0,180664957947792</text:p>
          </table:table-cell>
          <table:table-cell table:formula="of:=CONCATENATE(&quot;&lt;li&gt;&lt;a href=&quot;&quot;https://&quot;;LOWER([.C21]);&quot;.github.io/nz/index.html&quot;&quot;&gt;&quot;;[.A21];&quot; (&quot;;LOWER([.C21]);&quot;)&lt;/a&gt;&lt;/li&gt;&quot;)" office:value-type="string" office:string-value="&lt;li&gt;&lt;a href=&quot;https://maximilianender.github.io/nz/index.html&quot;&gt;Picton (maximilianender)&lt;/a&gt;&lt;/li&gt;" calcext:value-type="string">
            <text:p>&lt;li&gt;&lt;a href="https://maximilianender.github.io/nz/index.html"&gt;Picton (maximilianender)&lt;/a&gt;&lt;/li&gt;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geo6371</text:p>
          </table:table-cell>
          <table:table-cell table:formula="of:=RAND()" office:value-type="float" office:value="0.480306230555294" calcext:value-type="float">
            <text:p>0,480306230555294</text:p>
          </table:table-cell>
          <table:table-cell table:formula="of:=CONCATENATE(&quot;&lt;li&gt;&lt;a href=&quot;&quot;https://&quot;;LOWER([.C22]);&quot;.github.io/nz/index.html&quot;&quot;&gt;&quot;;[.A22];&quot; (&quot;;LOWER([.C22]);&quot;)&lt;/a&gt;&lt;/li&gt;&quot;)" office:value-type="string" office:string-value="&lt;li&gt;&lt;a href=&quot;https://geo6371.github.io/nz/index.html&quot;&gt;Wellington (geo6371)&lt;/a&gt;&lt;/li&gt;" calcext:value-type="string">
            <text:p>&lt;li&gt;&lt;a href="https://geo6371.github.io/nz/index.html"&gt;Wellington (geo6371)&lt;/a&gt;&lt;/li&gt;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/>
          <table:table-cell office:value-type="string" calcext:value-type="string">
            <text:p>SarahRasi</text:p>
          </table:table-cell>
          <table:table-cell table:formula="of:=RAND()" office:value-type="float" office:value="0.0435966162462913" calcext:value-type="float">
            <text:p>0,043596616246291</text:p>
          </table:table-cell>
          <table:table-cell table:formula="of:=CONCATENATE(&quot;&lt;li&gt;&lt;a href=&quot;&quot;https://&quot;;LOWER([.C23]);&quot;.github.io/nz/index.html&quot;&quot;&gt;&quot;;[.A23];&quot; (&quot;;LOWER([.C23]);&quot;)&lt;/a&gt;&lt;/li&gt;&quot;)" office:value-type="string" office:string-value="&lt;li&gt;&lt;a href=&quot;https://sarahrasi.github.io/nz/index.html&quot;&gt;Napier (sarahrasi)&lt;/a&gt;&lt;/li&gt;" calcext:value-type="string">
            <text:p>&lt;li&gt;&lt;a href="https://sarahrasi.github.io/nz/index.html"&gt;Napier (sarahrasi)&lt;/a&gt;&lt;/li&gt;</text:p>
          </table:table-cell>
        </table:table-row>
        <table:table-row table:style-name="ro1">
          <table:table-cell office:value-type="string" calcext:value-type="string">
            <text:p>Taupo</text:p>
          </table:table-cell>
          <table:table-cell/>
          <table:table-cell office:value-type="string" calcext:value-type="string">
            <text:p>ChristinaL2012</text:p>
          </table:table-cell>
          <table:table-cell table:formula="of:=RAND()" office:value-type="float" office:value="0.872528650279051" calcext:value-type="float">
            <text:p>0,872528650279051</text:p>
          </table:table-cell>
          <table:table-cell table:formula="of:=CONCATENATE(&quot;&lt;li&gt;&lt;a href=&quot;&quot;https://&quot;;LOWER([.C24]);&quot;.github.io/nz/index.html&quot;&quot;&gt;&quot;;[.A24];&quot; (&quot;;LOWER([.C24]);&quot;)&lt;/a&gt;&lt;/li&gt;&quot;)" office:value-type="string" office:string-value="&lt;li&gt;&lt;a href=&quot;https://christinal2012.github.io/nz/index.html&quot;&gt;Taupo (christinal2012)&lt;/a&gt;&lt;/li&gt;" calcext:value-type="string">
            <text:p>&lt;li&gt;&lt;a href="https://christinal2012.github.io/nz/index.html"&gt;Taupo (christinal2012)&lt;/a&gt;&lt;/li&gt;</text:p>
          </table:table-cell>
        </table:table-row>
        <table:table-row table:style-name="ro1">
          <table:table-cell office:value-type="string" calcext:value-type="string">
            <text:p>Rotorua</text:p>
          </table:table-cell>
          <table:table-cell/>
          <table:table-cell office:value-type="string" calcext:value-type="string">
            <text:p>jo3093</text:p>
          </table:table-cell>
          <table:table-cell table:formula="of:=RAND()" office:value-type="float" office:value="0.765971958284736" calcext:value-type="float">
            <text:p>0,765971958284736</text:p>
          </table:table-cell>
          <table:table-cell table:formula="of:=CONCATENATE(&quot;&lt;li&gt;&lt;a href=&quot;&quot;https://&quot;;LOWER([.C25]);&quot;.github.io/nz/index.html&quot;&quot;&gt;&quot;;[.A25];&quot; (&quot;;LOWER([.C25]);&quot;)&lt;/a&gt;&lt;/li&gt;&quot;)" office:value-type="string" office:string-value="&lt;li&gt;&lt;a href=&quot;https://jo3093.github.io/nz/index.html&quot;&gt;Rotorua (jo3093)&lt;/a&gt;&lt;/li&gt;" calcext:value-type="string">
            <text:p>&lt;li&gt;&lt;a href="https://jo3093.github.io/nz/index.html"&gt;Rotorua (jo3093)&lt;/a&gt;&lt;/li&gt;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/>
          <table:table-cell office:value-type="string" calcext:value-type="string">
            <text:p>SandraLeutner</text:p>
          </table:table-cell>
          <table:table-cell table:formula="of:=RAND()" office:value-type="float" office:value="0.575548126441274" calcext:value-type="float">
            <text:p>0,575548126441274</text:p>
          </table:table-cell>
          <table:table-cell table:formula="of:=CONCATENATE(&quot;&lt;li&gt;&lt;a href=&quot;&quot;https://&quot;;LOWER([.C26]);&quot;.github.io/nz/index.html&quot;&quot;&gt;&quot;;[.A26];&quot; (&quot;;LOWER([.C26]);&quot;)&lt;/a&gt;&lt;/li&gt;&quot;)" office:value-type="string" office:string-value="&lt;li&gt;&lt;a href=&quot;https://sandraleutner.github.io/nz/index.html&quot;&gt;Auckland (sandraleutner)&lt;/a&gt;&lt;/li&gt;" calcext:value-type="string">
            <text:p>&lt;li&gt;&lt;a href="https://sandraleutner.github.io/nz/index.html"&gt;Auckland (sandraleutner)&lt;/a&gt;&lt;/li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ngariro National Park </text:p>
          </table:table-cell>
          <table:table-cell/>
          <table:table-cell office:value-type="string" calcext:value-type="string">
            <text:p>webmapping</text:p>
          </table:table-cell>
          <table:table-cell/>
          <table:table-cell table:formula="of:=CONCATENATE(&quot;&lt;li&gt;&lt;a href=&quot;&quot;https://&quot;;LOWER([.C31]);&quot;.github.io/nz/index.html&quot;&quot;&gt;&quot;;[.A31];&quot; (&quot;;LOWER([.C31]);&quot;)&lt;/a&gt;&lt;/li&gt;&quot;)" office:value-type="string" office:string-value="&lt;li&gt;&lt;a href=&quot;https://webmapping.github.io/nz/index.html&quot;&gt;Tongariro National Park  (webmapping)&lt;/a&gt;&lt;/li&gt;" calcext:value-type="string">
            <text:p>&lt;li&gt;&lt;a href="https://webmapping.github.io/nz/index.html"&gt;Tongariro National Park <text:s/>(webmapping)&lt;/a&gt;&lt;/li&gt;</text:p>
          </table:table-cell>
        </table:table-row>
      </table:table>
      <table:named-expressions/>
      <table:database-ranges>
        <table:database-range table:name="__Anonymous_Sheet_DB__0" table:target-range-address="zuteilung.C1:zuteilung.E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14:55:23.9876058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04:06.813517397</meta:creation-date>
    <dc:date>2021-03-11T16:13:30.924320425</dc:date>
    <meta:editing-duration>PT1H7M37S</meta:editing-duration>
    <meta:editing-cycles>11</meta:editing-cycles>
    <meta:generator>LibreOffice/6.4.6.2$Linux_X86_64 LibreOffice_project/40$Build-2</meta:generator>
    <dc:creator>Klaus Förster</dc:creator>
    <meta:document-statistic meta:table-count="1" meta:cell-count="107" meta:object-count="0"/>
  </office:meta>
</office:document-meta>
</file>